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ffff" draw:opacity="0%"/>
    </style:style>
    <style:style style:name="gr5" style:family="graphic" style:parent-style-name="standard">
      <style:graphic-properties draw:stroke="solid" svg:stroke-width="0.031cm" svg:stroke-color="#000000" svg:stroke-opacity="0%" draw:stroke-linejoin="miter" svg:stroke-linecap="butt" draw:fill="none" fo:padding-top="0.015cm" fo:padding-bottom="0.015cm" fo:padding-left="0.015cm" fo:padding-right="0.015cm"/>
    </style:style>
    <style:style style:name="gr6" style:family="graphic" style:parent-style-name="standard">
      <style:graphic-properties draw:stroke="none" draw:fill="solid" draw:fill-color="#000000" draw:opacity="0%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0.705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 draw:opacity="0%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color="#000000" style:font-name="Helvetica1" fo:font-size="20pt" style:font-size-asian="20pt" style:font-name-complex="Helvetica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18cm" svg:height="1.27cm" svg:x="0.477cm" svg:y="0.764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0.477cm" svg:y="0.764cm" svg:viewBox="0 0 319 1271" svg:d="M0 81c0-45 35-81 80-81h159c45 0 80 36 80 81v1111c0 45-35 79-80 79h-159c-45 0-80-34-80-79z">
          <text:p/>
        </draw:path>
        <draw:path draw:style-name="gr1" draw:text-style-name="P1" draw:layer="layout" svg:width="0.317cm" svg:height="1.27cm" svg:x="1.43cm" svg:y="0.764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1.43cm" svg:y="0.764cm" svg:viewBox="0 0 318 1271" svg:d="M0 81c0-45 35-81 79-81h160c44 0 79 36 79 81v1111c0 45-35 79-79 79h-160c-44 0-79-34-79-79z">
          <text:p/>
        </draw:path>
        <draw:line draw:style-name="gr2" draw:text-style-name="P2" draw:layer="layout" svg:x1="0.795cm" svg:y1="1.399cm" svg:x2="1.414cm" svg:y2="1.399cm">
          <text:p/>
        </draw:line>
        <draw:polygon draw:style-name="gr3" draw:text-style-name="P3" draw:layer="layout" svg:width="0cm" svg:height="0.03cm" svg:x="0.795cm" svg:y="1.384cm" svg:viewBox="0 0 0 31" draw:points="0,31 0,0">
          <text:p/>
        </draw:polygon>
        <draw:polygon draw:style-name="gr3" draw:text-style-name="P3" draw:layer="layout" svg:width="0.227cm" svg:height="0.146cm" svg:x="1.187cm" svg:y="1.326cm" svg:viewBox="0 0 228 147" draw:points="228,73 0,147 0,0">
          <text:p/>
        </draw:polygon>
        <draw:path draw:style-name="gr3" draw:text-style-name="P3" draw:layer="layout" svg:width="0.259cm" svg:height="0.191cm" svg:x="1.171cm" svg:y="1.304cm" svg:viewBox="0 0 260 192" svg:d="M260 84v23l-260 85v-192zM33 148l160-53-160-52z">
          <text:p/>
        </draw:path>
        <draw:line draw:style-name="gr2" draw:text-style-name="P2" draw:layer="layout" svg:x1="1.747cm" svg:y1="1.399cm" svg:x2="2.382cm" svg:y2="1.399cm">
          <text:p/>
        </draw:line>
        <draw:polygon draw:style-name="gr3" draw:text-style-name="P3" draw:layer="layout" svg:width="0cm" svg:height="0.03cm" svg:x="1.747cm" svg:y="1.384cm" svg:viewBox="0 0 0 31" draw:points="0,31 0,0">
          <text:p/>
        </draw:polygon>
        <draw:polygon draw:style-name="gr3" draw:text-style-name="P3" draw:layer="layout" svg:width="0.227cm" svg:height="0.146cm" svg:x="2.155cm" svg:y="1.326cm" svg:viewBox="0 0 228 147" draw:points="228,73 0,147 0,0">
          <text:p/>
        </draw:polygon>
        <draw:path draw:style-name="gr3" draw:text-style-name="P3" draw:layer="layout" svg:width="0.243cm" svg:height="0.191cm" svg:x="2.139cm" svg:y="1.304cm" svg:viewBox="0 0 244 192" svg:d="M244 78v35l-244 79v-192zM32 148l161-53-161-52z">
          <text:p/>
        </draw:path>
        <draw:path draw:style-name="gr1" draw:text-style-name="P1" draw:layer="layout" svg:width="0.318cm" svg:height="1.27cm" svg:x="4.287cm" svg:y="0.764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4.287cm" svg:y="0.764cm" svg:viewBox="0 0 319 1271" svg:d="M0 81c0-45 35-81 80-81h159c45 0 80 36 80 81v1111c0 45-35 79-80 79h-159c-45 0-80-34-80-79z">
          <text:p/>
        </draw:path>
        <draw:line draw:style-name="gr2" draw:text-style-name="P2" draw:layer="layout" svg:x1="3.652cm" svg:y1="1.399cm" svg:x2="4.271cm" svg:y2="1.399cm">
          <text:p/>
        </draw:line>
        <draw:polygon draw:style-name="gr3" draw:text-style-name="P3" draw:layer="layout" svg:width="0cm" svg:height="0.03cm" svg:x="3.652cm" svg:y="1.384cm" svg:viewBox="0 0 0 31" draw:points="0,31 0,0">
          <text:p/>
        </draw:polygon>
        <draw:polygon draw:style-name="gr3" draw:text-style-name="P3" draw:layer="layout" svg:width="0.227cm" svg:height="0.146cm" svg:x="4.044cm" svg:y="1.326cm" svg:viewBox="0 0 228 147" draw:points="228,73 0,147 0,0">
          <text:p/>
        </draw:polygon>
        <draw:path draw:style-name="gr3" draw:text-style-name="P3" draw:layer="layout" svg:width="0.259cm" svg:height="0.191cm" svg:x="4.028cm" svg:y="1.304cm" svg:viewBox="0 0 260 192" svg:d="M260 84v23l-260 85v-192zM33 148l161-53-161-52z">
          <text:p/>
        </draw:path>
        <draw:path draw:style-name="gr4" draw:text-style-name="P4" draw:layer="layout" svg:width="2.54cm" svg:height="0.662cm" svg:x="1.747cm" svg:y="0.764cm" svg:viewBox="0 0 2541 663" svg:d="M0 80c0-45 35-80 80-80h2382c44 0 79 35 79 80v503c0 44-35 80-79 80h-2382c-45 0-80-36-80-80z">
          <text:p/>
        </draw:path>
        <draw:path draw:style-name="gr5" draw:text-style-name="P2" draw:layer="layout" svg:width="2.54cm" svg:height="0.662cm" svg:x="1.747cm" svg:y="0.764cm" svg:viewBox="0 0 2541 663" svg:d="M0 80c0-45 35-80 80-80h2382c44 0 79 35 79 80v503c0 44-35 80-79 80h-2382c-45 0-80-36-80-80z">
          <text:p/>
        </draw:path>
        <draw:polygon draw:style-name="gr3" draw:text-style-name="P3" draw:layer="layout" svg:width="0.067cm" svg:height="0.074cm" svg:x="2.786cm" svg:y="1.333cm" svg:viewBox="0 0 68 75" draw:points="0,75 0,38 0,0 68,0 68,38 68,75">
          <text:p/>
        </draw:polygon>
        <draw:polygon draw:style-name="gr3" draw:text-style-name="P3" draw:layer="layout" svg:width="0.066cm" svg:height="0.074cm" svg:x="2.982cm" svg:y="1.333cm" svg:viewBox="0 0 67 75" draw:points="0,75 0,38 0,0 67,0 67,38 67,75">
          <text:p/>
        </draw:polygon>
        <draw:polygon draw:style-name="gr3" draw:text-style-name="P3" draw:layer="layout" svg:width="0.066cm" svg:height="0.074cm" svg:x="3.177cm" svg:y="1.333cm" svg:viewBox="0 0 67 75" draw:points="0,75 0,38 0,0 67,0 67,38 67,75">
          <text:p/>
        </draw:polygon>
        <draw:line draw:style-name="gr2" draw:text-style-name="P2" draw:layer="layout" svg:x1="0.636cm" svg:y1="2.669cm" svg:x2="0.636cm" svg:y2="2.05cm">
          <text:p/>
        </draw:line>
        <draw:polygon draw:style-name="gr3" draw:text-style-name="P3" draw:layer="layout" svg:width="0.146cm" svg:height="0.227cm" svg:x="0.563cm" svg:y="2.05cm" svg:viewBox="0 0 147 228" draw:points="147,228 0,228 74,0">
          <text:p/>
        </draw:polygon>
        <draw:path draw:style-name="gr3" draw:text-style-name="P3" draw:layer="layout" svg:width="0.19cm" svg:height="0.259cm" svg:x="0.541cm" svg:y="2.034cm" svg:viewBox="0 0 191 260" svg:d="M191 260h-191l85-260h22zM43 228h105l-52-161z">
          <text:p/>
        </draw:path>
        <draw:path draw:style-name="gr2" draw:text-style-name="P2" draw:layer="layout" svg:width="0.953cm" svg:height="2.54cm" svg:x="0.636cm" svg:y="0.129cm" svg:viewBox="0 0 954 2541" svg:d="M0 636v-555c0-45 35-81 79-81h319c44 0 79 36 79 81v2381c0 45 35 79 80 79h317c45 0 80-34 80-79v-556">
          <text:p/>
        </draw:path>
        <draw:polygon draw:style-name="gr3" draw:text-style-name="P3" draw:layer="layout" svg:width="0.147cm" svg:height="0.227cm" svg:x="1.515cm" svg:y="2.034cm" svg:viewBox="0 0 148 228" draw:points="148,228 0,228 74,0">
          <text:p/>
        </draw:polygon>
        <draw:path draw:style-name="gr3" draw:text-style-name="P3" draw:layer="layout" svg:width="0.191cm" svg:height="0.243cm" svg:x="1.493cm" svg:y="2.034cm" svg:viewBox="0 0 192 244" svg:d="M192 244h-192l79-244h35zM43 213h106l-52-162z">
          <text:p/>
        </draw:path>
        <draw:path draw:style-name="gr1" draw:text-style-name="P1" draw:layer="layout" svg:width="0.318cm" svg:height="1.27cm" svg:x="2.382cm" svg:y="0.764cm" svg:viewBox="0 0 319 1271" svg:d="M0 81c0-45 35-81 80-81h159c45 0 80 36 80 81v1111c0 45-35 79-80 79h-159c-45 0-80-34-80-79z">
          <text:p/>
        </draw:path>
        <draw:path draw:style-name="gr2" draw:text-style-name="P2" draw:layer="layout" svg:width="0.318cm" svg:height="1.27cm" svg:x="2.382cm" svg:y="0.764cm" svg:viewBox="0 0 319 1271" svg:d="M0 81c0-45 35-81 80-81h159c45 0 80 36 80 81v1111c0 45-35 79-80 79h-159c-45 0-80-34-80-79z">
          <text:p/>
        </draw:path>
        <draw:path draw:style-name="gr2" draw:text-style-name="P2" draw:layer="layout" svg:width="0.952cm" svg:height="2.54cm" svg:x="1.589cm" svg:y="0.129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2.468cm" svg:y="2.034cm" svg:viewBox="0 0 147 228" draw:points="147,228 0,228 74,0">
          <text:p/>
        </draw:polygon>
        <draw:path draw:style-name="gr3" draw:text-style-name="P3" draw:layer="layout" svg:width="0.19cm" svg:height="0.243cm" svg:x="2.446cm" svg:y="2.034cm" svg:viewBox="0 0 191 244" svg:d="M191 244h-191l79-244h34zM44 213h104l-52-162z">
          <text:p/>
        </draw:path>
        <draw:path draw:style-name="gr1" draw:text-style-name="P1" draw:layer="layout" svg:width="0.317cm" svg:height="1.27cm" svg:x="3.335cm" svg:y="0.764cm" svg:viewBox="0 0 318 1271" svg:d="M0 81c0-45 35-81 79-81h160c44 0 79 36 79 81v1111c0 45-35 79-79 79h-160c-44 0-79-34-79-79z">
          <text:p/>
        </draw:path>
        <draw:path draw:style-name="gr2" draw:text-style-name="P2" draw:layer="layout" svg:width="0.317cm" svg:height="1.27cm" svg:x="3.335cm" svg:y="0.764cm" svg:viewBox="0 0 318 1271" svg:d="M0 81c0-45 35-81 79-81h160c44 0 79 36 79 81v1111c0 45-35 79-79 79h-160c-44 0-79-34-79-79z">
          <text:p/>
        </draw:path>
        <draw:path draw:style-name="gr2" draw:text-style-name="P2" draw:layer="layout" svg:width="0.952cm" svg:height="2.54cm" svg:x="3.494cm" svg:y="0.129cm" svg:viewBox="0 0 953 2541" svg:d="M0 636v-555c0-45 34-81 79-81h318c45 0 80 36 80 81v2381c0 45 35 79 79 79h318c44 0 79-34 79-79v-556">
          <text:p/>
        </draw:path>
        <draw:polygon draw:style-name="gr3" draw:text-style-name="P3" draw:layer="layout" svg:width="0.146cm" svg:height="0.227cm" svg:x="4.373cm" svg:y="2.034cm" svg:viewBox="0 0 147 228" draw:points="147,228 0,228 74,0">
          <text:p/>
        </draw:polygon>
        <draw:path draw:style-name="gr3" draw:text-style-name="P3" draw:layer="layout" svg:width="0.19cm" svg:height="0.243cm" svg:x="4.351cm" svg:y="2.034cm" svg:viewBox="0 0 191 244" svg:d="M191 244h-191l79-244h34zM44 213h104l-52-162z">
          <text:p/>
        </draw:path>
        <draw:path draw:style-name="gr6" draw:text-style-name="P5" draw:layer="layout" svg:width="4.762cm" svg:height="1.537cm" svg:x="0.16cm" svg:y="0.631cm" svg:viewBox="0 0 4763 1538" svg:d="M0 80c0-45 35-80 79-80h4605c44 0 79 35 79 80v1378c0 45-35 80-79 80h-4605c-44 0-79-35-79-80z">
          <text:p/>
        </draw:path>
        <draw:path draw:style-name="gr2" draw:text-style-name="P2" draw:layer="layout" svg:width="4.762cm" svg:height="1.537cm" svg:x="0.16cm" svg:y="0.631cm" svg:viewBox="0 0 4763 1538" svg:d="M386 0h307M847 0h308M1307 0h308M1768 0h308M2228 0h308M2688 0h308M3149 0h308M3609 0h308M4070 0h307M4530 0h154l48 16 26 38 5 26v153M4763 387v306M4763 846v306M4763 1306v152l-16 48-38 27-25 5h-154M4377 1538h-307M3917 1538h-308M3457 1538h-308M2996 1538h-308M2536 1538h-308M2076 1538h-308M1615 1538h-308M1155 1538h-308M693 1538h-307M233 1538h-154l-47-16-27-38-5-26v-152M0 1152v-306M0 693v-306M0 233v-153l16-48 38-27 25-5h154">
          <text:p/>
        </draw:path>
        <draw:path draw:style-name="gr4" draw:text-style-name="P4" draw:layer="layout" svg:width="3.81cm" svg:height="0.953cm" svg:x="1.945cm" svg:y="0.083cm" svg:viewBox="0 0 3811 954" svg:d="M0 80c0-45 35-80 79-80h3653c44 0 79 35 79 80v795c0 44-35 79-79 79h-3653c-44 0-79-35-79-79z">
          <text:p/>
        </draw:path>
        <draw:frame draw:style-name="gr7" draw:text-style-name="P7" draw:layer="layout" svg:width="0.705cm" svg:height="1.017cm" svg:x="2.724cm" svg:y="0.599cm">
          <draw:text-box>
            <text:p text:style-name="P6"><text:span text:style-name="T1">.</text:span><text:span text:style-name="T1">.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0T02:31:46.858173541</meta:creation-date>
    <dc:date>2018-12-31T19:36:46.418857472</dc:date>
    <meta:editing-duration>PT4M</meta:editing-duration>
    <meta:editing-cycles>3</meta:editing-cycles>
    <meta:generator>LibreOffice/5.1.6.2$Linux_X86_64 LibreOffice_project/10m0$Build-2</meta:generator>
    <meta:document-statistic meta:object-count="43"/>
  </office:meta>
</office:document-meta>
</file>